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07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edo"/>Redo*<text:bookmark-end text:name="re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y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y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y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save"/>Save*<text:bookmark-end text:name="save"/></text:h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</text:p>
          </table:table-cell>
        </table:table-row>
      </table:table>
      <text:h text:style-name="Heading_20_2" text:outline-level="2"><text:bookmark-start text:name="save-all"/>Save All*<text:bookmark-end text:name="save-all"/>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s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⇧ + s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s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07:53Z</meta:creation-date>
    <dc:date>2022-02-08T21:07:53Z</dc:date>
    <meta:user-defined meta:name="date" meta:value-type="string">February   8, 2022 (04:07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